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c46" officeooo:paragraph-rsid="002998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98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2ea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4d3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3895b7" officeooo:paragraph-rsid="003895b7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ext_20_body">
      <style:paragraph-properties fo:break-before="page"/>
    </style:style>
    <style:style style:name="T1" style:family="text">
      <style:text-properties officeooo:rsid="0028efed"/>
    </style:style>
    <style:style style:name="T2" style:family="text">
      <style:text-properties officeooo:rsid="002998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jects/2_Receiver_transmitter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Example 1: <text:s text:c="3"/>Echo keypresses</text:p>
          </table:table-cell>
          <table:table-cell table:style-name="Table1.B1" office:value-type="string">
            <text:p text:style-name="P6">Example 2: <text:s text:c="2"/><text:span text:style-name="T2">Print out askii character set</text:span></text:p>
          </table:table-cell>
        </table:table-row>
        <table:table-row>
          <table:table-cell table:style-name="Table1.A2" office:value-type="string">
            <text:p text:style-name="P7">int main (void) <text:s text:c="25"/>//Example 1</text:p>
            <text:p text:style-name="P7"><text:s text:c="2"/>{ setup_328_HW;</text:p>
            <text:p text:style-name="P7"><text:s text:c="2"/>Char_to_PC('?');</text:p>
            <text:p text:style-name="P7"><text:s text:c="2"/>_delay_ms(10);</text:p>
            <text:p text:style-name="P7"><text:s text:c="2"/>newline;</text:p>
            <text:p text:style-name="P7"><text:s text:c="2"/>while (1)</text:p>
            <text:p text:style-name="P7"><text:s text:c="2"/>{ Char_to_PC_Local</text:p>
            <text:p text:style-name="P7"><text:s text:c="4"/>(waitforkeypress());}</text:p>
            <text:p text:style-name="P7"><text:s text:c="2"/>return 1; }</text:p>
          </table:table-cell>
          <table:table-cell table:style-name="Table1.B2" table:number-rows-spanned="3" office:value-type="string">
            <text:p text:style-name="P7"><text:s/>int main (void) <text:s text:c="25"/>//Example 2</text:p>
            <text:p text:style-name="P7"><text:s text:c="2"/>{ char symbol;</text:p>
            <text:p text:style-name="P7"><text:s text:c="2"/>setup_328_HW;</text:p>
            <text:p text:style-name="P7"><text:s text:c="2"/>newline;</text:p>
            <text:p text:style-name="P7"><text:s text:c="2"/>symbol = '!';</text:p>
            <text:p text:style-name="P7"><text:s text:c="2"/>while (symbol &lt;= '~')</text:p>
            <text:p text:style-name="P7"><text:s text:c="2"/>{ Char_to_PC_Local(symbol);</text:p>
            <text:p text:style-name="P7"><text:s text:c="4"/>_delay_ms(10);</text:p>
            <text:p text:style-name="P7"><text:s text:c="4"/>symbol++;}</text:p>
            <text:p text:style-name="P7"><text:s text:c="2"/>waitforkeypress();</text:p>
            <text:p text:style-name="P7"><text:s text:c="2"/>SW_reset;</text:p>
            <text:p text:style-name="P7"><text:s text:c="2"/>return 1;}</text:p>
          </table:table-cell>
        </table:table-row>
        <table:table-row>
          <table:table-cell table:style-name="Table1.A2" office:value-type="string">
            <text:p text:style-name="P6">Example 3: <text:s text:c="2"/><text:span text:style-name="T2">Echo string or read file</text:span>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7">int main (void) <text:s text:c="25"/>//Example 3</text:p>
            <text:p text:style-name="P7"><text:s text:c="2"/>{ setup_328_HW;</text:p>
            <text:p text:style-name="P7"><text:s text:c="2"/>while (!(isCharavailable(65)))</text:p>
            <text:p text:style-name="P7"><text:s text:c="4"/>Char_to_PC('?');</text:p>
            <text:p text:style-name="P7"><text:s text:c="2"/>newline;</text:p>
            <text:p text:style-name="P7"><text:s text:c="2"/>Char_to_PC(Char_from_PC());</text:p>
            <text:p text:style-name="P7"><text:s text:c="2"/>while (1)</text:p>
            <text:p text:style-name="P7"><text:s text:c="2"/>{ if (isCharavailable(10))</text:p>
            <text:p text:style-name="P7"><text:s text:c="6"/>Char_to_PC(Char_from_PC());</text:p>
            <text:p text:style-name="P7"><text:s text:c="4"/>else break; }</text:p>
            <text:p text:style-name="P7"><text:s text:c="2"/>String_to_PC("Done\r\n");</text:p>
            <text:p text:style-name="P7"><text:s text:c="2"/>SW_reset;</text:p>
            <text:p text:style-name="P7"><text:s text:c="2"/>return 1;}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6"><text:s/>Example 5: <text:s text:c="2"/><text:span text:style-name="T2">Create askii table</text:span></text:p>
          </table:table-cell>
        </table:table-row>
        <table:table-row>
          <table:covered-table-cell/>
          <table:table-cell table:style-name="Table1.B2" office:value-type="string">
            <text:p text:style-name="P5">int main (void) <text:s text:c="25"/>//Example 5</text:p>
            <text:p text:style-name="P5"><text:s text:c="2"/>{ char symbol = '!';</text:p>
            <text:p text:style-name="P5"><text:s text:c="2"/>setup_328_HW;</text:p>
            <text:p text:style-name="P5"><text:s text:c="2"/>newline;</text:p>
            <text:p text:style-name="P5"><text:s text:c="2"/>while (symbol &lt;= '~')</text:p>
            <text:p text:style-name="P5"><text:s text:c="2"/>{ Num_to_PC(symbol);</text:p>
            <text:p text:style-name="P5"><text:s text:c="4"/>Char_to_PC_Local(symbol++);</text:p>
            <text:p text:style-name="P5"><text:s text:c="4"/>_delay_ms(50);</text:p>
            <text:p text:style-name="P5"><text:s text:c="4"/>if (!((symbol - '!') % 8))newline;</text:p>
            <text:p text:style-name="P5"><text:s text:c="4"/>else Char_to_PC_Local('\t'); }</text:p>
            <text:p text:style-name="P5"><text:s text:c="2"/>while (1);</text:p>
            <text:p text:style-name="P5"><text:s text:c="2"/>return 1;}</text:p>
          </table:table-cell>
        </table:table-row>
        <table:table-row>
          <table:table-cell table:style-name="Table1.A2" office:value-type="string">
            <text:p text:style-name="P6">Example 4: <text:s/><text:span text:style-name="T2">Send strings to PC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B2" table:number-columns-spanned="2" office:value-type="string">
            <text:p text:style-name="P5"><text:s/>int main (void) <text:s text:c="25"/>//Example 4</text:p>
            <text:p text:style-name="P5"><text:s text:c="2"/>{ setup_328_HW;</text:p>
            <text:p text:style-name="P5"><text:s text:c="2"/>String_to_PC("\r\nDefining and using text strings\r\n");</text:p>
            <text:p text:style-name="P8"><text:s text:c="2"/>const char *message_1 = "Hello world\r\n";</text:p>
            <text:p text:style-name="P5"><text:s text:c="2"/>const char *message_2 = "Sending text to a PC\r\n";</text:p>
            <text:p text:style-name="P5"><text:s text:c="2"/>const char message_3[] = "Writing C programs and\r\n";</text:p>
            <text:p text:style-name="P5"><text:s text:c="2"/>const char message_4[] = "Uploading them to a device\r\n";</text:p>
            <text:p text:style-name="P5"><text:s text:c="2"/>String_to_PC(message_1);</text:p>
            <text:p text:style-name="P5"><text:s text:c="2"/>String_to_PC(message_2);</text:p>
            <text:p text:style-name="P5"><text:s text:c="2"/>String_to_PC(message_3);</text:p>
            <text:p text:style-name="P5"><text:s text:c="2"/>String_to_PC(message_4);</text:p>
            <text:p text:style-name="P5"><text:s text:c="2"/>while (1);</text:p>
            <text:p text:style-name="P5"><text:s text:c="2"/>return 1; }</text:p>
          </table:table-cell>
          <table:covered-table-cell/>
        </table:table-row>
        <table:table-row>
          <table:table-cell table:style-name="Table1.A2" office:value-type="string">
            <text:p text:style-name="P6">Example 6: <text:s/><text:span text:style-name="T2">Send numbers to PC</text:span></text:p>
          </table:table-cell>
          <table:table-cell table:style-name="Table1.B2" office:value-type="string">
            <text:p text:style-name="P6"><text:s/><text:span text:style-name="T1">Example 7: <text:s/>Enter numbers at keyboard and display them</text:span></text:p>
          </table:table-cell>
        </table:table-row>
        <table:table-row>
          <table:table-cell table:style-name="Table1.A2" office:value-type="string">
            <text:p text:style-name="P9">int main (void) <text:s text:c="25"/>//Example 6</text:p>
            <text:p text:style-name="P9"><text:s text:c="2"/>{ int i = 0, number = 12345;</text:p>
            <text:p text:style-name="P9"><text:s text:c="2"/>char s[12];</text:p>
            <text:p text:style-name="P9"><text:s text:c="2"/>setup_328_HW;</text:p>
            <text:p text:style-name="P9"><text:s text:c="2"/>do {s[i++] = number % 10 + '0';}</text:p>
            <text:p text:style-name="P9"><text:s text:c="2"/>while ((number = number / 10) &gt; 0);</text:p>
            <text:p text:style-name="P9"><text:s text:c="2"/>s[i] = '\0';</text:p>
            <text:p text:style-name="P9"><text:s text:c="2"/>for (int m = i; m &gt; 0; m--)</text:p>
            <text:p text:style-name="P9"><text:s text:c="4"/>Char_to_PC(s[m - 1]);</text:p>
            <text:p text:style-name="P9"><text:s text:c="2"/>while (1);</text:p>
            <text:p text:style-name="P9"><text:s text:c="2"/>return 1; }</text:p>
          </table:table-cell>
          <table:table-cell table:style-name="Table1.B2" table:number-rows-spanned="2" office:value-type="string">
            <text:p text:style-name="P5">int main (void) <text:s text:c="25"/>//Example 7</text:p>
            <text:p text:style-name="P5"><text:s text:c="2"/>{ long num = 0;</text:p>
            <text:p text:style-name="P5"><text:s text:c="2"/>char keypress;</text:p>
            <text:p text:style-name="P5"><text:s text:c="2"/>setup_328_HW;</text:p>
            <text:p text:style-name="P5"><text:s text:c="2"/>num = 0; Char_to_PC('?');</text:p>
            <text:p text:style-name="P5"><text:s text:c="2"/>while ((keypress = waitforkeypress()) != '\r')</text:p>
            <text:p text:style-name="P5"><text:s text:c="2"/>{ num = num * 10 + keypress <text:s/>- '0';</text:p>
            <text:p text:style-name="P5"><text:s text:c="4"/>Int_num_to_display(num);}</text:p>
            <text:p text:style-name="P5"><text:s text:c="2"/>Num_to_PC(num * 2);</text:p>
            <text:p text:style-name="P5"><text:s text:c="2"/>Int_num_to_display(num * 2);</text:p>
            <text:p text:style-name="P5"><text:s text:c="2"/>SW_reset;</text:p>
            <text:p text:style-name="P5"><text:s text:c="2"/>return 1;}</text:p>
          </table:table-cell>
        </table:table-row>
        <table:table-row>
          <table:table-cell table:style-name="Table1.A2" office:value-type="string">
            <text:p text:style-name="P5"/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int main (void) <text:s text:c="25"/>//Example 8</text:p>
            <text:p text:style-name="P11"><text:s text:c="2"/>{long num = 0;</text:p>
            <text:p text:style-name="P11"><text:s text:c="2"/>char numLength;</text:p>
            <text:p text:style-name="P11"><text:s text:c="2"/>char Num_string[12];</text:p>
            <text:p text:style-name="P11"><text:s text:c="2"/>setup_328_HW;</text:p>
            <text:p text:style-name="P11"><text:s text:c="2"/>String_to_PC("\r\n?\r\n");</text:p>
            <text:p text:style-name="P11"><text:s text:c="2"/>Num_string_from_KBD(Num_string);</text:p>
            <text:p text:style-name="P11"/>
            <text:p text:style-name="P11"><text:s text:c="2"/>{int m = 0; while (Num_string[m])</text:p>
            <text:p text:style-name="P11"><text:s text:c="2"/>Char_to_PC(Num_string[m++]);}</text:p>
            <text:p text:style-name="P11"/>
            <text:p text:style-name="P11"><text:s text:c="2"/>num = Askii_to_binary(Num_string);</text:p>
          </table:table-cell>
          <table:table-cell table:style-name="Table3.A1" office:value-type="string">
            <text:p text:style-name="P11">num = num *2;</text:p>
            <text:p text:style-name="P11"><text:s text:c="2"/>String_to_PC("\r\n");</text:p>
            <text:p text:style-name="P11"/>
            <text:p text:style-name="P11"><text:s text:c="2"/>numLength = Binary_to_Askii(num, Num_string);</text:p>
            <text:p text:style-name="P11"/>
            <text:p text:style-name="P11"><text:s text:c="2"/>for (int m = numLength; m &gt; 0; m--)</text:p>
            <text:p text:style-name="P11"><text:s text:c="2"/>Char_to_PC(Num_string[m - 1]);</text:p>
            <text:p text:style-name="P11"/>
            <text:p text:style-name="P11"><text:s text:c="2"/>Int_num_to_display(num);</text:p>
            <text:p text:style-name="P11"/>
            <text:p text:style-name="P11"><text:s text:c="2"/>SW_reset;</text:p>
            <text:p text:style-name="P11"><text:s text:c="2"/>return 1;}</text:p>
          </table:table-cell>
        </table:table-row>
        <table:table-row>
          <table:table-cell table:style-name="Table3.A2" table:number-columns-spanned="2" office:value-type="string">
            <text:p text:style-name="P11"/>
            <text:p text:style-name="P11"/>
            <text:p text:style-name="P11">int main (void) <text:s text:c="25"/>//Example 9</text:p>
            <text:p text:style-name="P11"><text:s text:c="2"/>{ char keyboard_input;</text:p>
            <text:p text:style-name="P11"><text:s text:c="2"/>char Num_string[12];</text:p>
            <text:p text:style-name="P11"><text:s text:c="2"/>long Num, A = 55; long B = 7; long Div; long mod;</text:p>
            <text:p text:style-name="P11"><text:s text:c="2"/>int no_decimal_places;</text:p>
            <text:p text:style-name="P11"/>
            <text:p text:style-name="P11"><text:s text:c="4"/>setup_328_HW;</text:p>
            <text:p text:style-name="P11"><text:s text:c="2"/>String_to_PC("?\r\n");</text:p>
            <text:p text:style-name="P11"><text:s text:c="2"/>_delay_ms(10);</text:p>
            <text:p text:style-name="P11"/>
            <text:p text:style-name="P11"><text:s text:c="2"/>for(int m = 0; m &lt;=2; m++)</text:p>
            <text:p text:style-name="P11"><text:s text:c="2"/>{Num_string_from_KBD(Num_string);</text:p>
            <text:p text:style-name="P11"><text:s text:c="2"/>Num = Askii_to_binary(Num_string);</text:p>
            <text:p text:style-name="P11"><text:s text:c="2"/>switch (m)</text:p>
            <text:p text:style-name="P11"><text:s text:c="2"/>{ case 0: A = Num; Char_to_PC('?');break;</text:p>
            <text:p text:style-name="P11"><text:s text:c="2"/>case 1: B = Num; String_to_PC("?\r\n");break;</text:p>
            <text:p text:style-name="P11"><text:s text:c="2"/>case 2: no_decimal_places = Num; break;}}</text:p>
            <text:p text:style-name="P11"/>
            <text:p text:style-name="P11">divide(A, B, &amp;Div, &amp;mod, no_decimal_places);</text:p>
            <text:p text:style-name="P11"><text:s text:c="2"/>Num_to_PC(Div);</text:p>
            <text:p text:style-name="P11"><text:s text:c="2"/>String_to_PC(". ");</text:p>
            <text:p text:style-name="P11"><text:s text:c="4"/>while (no_decimal_places) {</text:p>
            <text:p text:style-name="P11"><text:s text:c="2"/>no_decimal_places = <text:s text:c="3"/>divide(mod*10, B, &amp;Div, &amp;mod, no_decimal_places);</text:p>
            <text:p text:style-name="P11"><text:s text:c="2"/>Num_to_PC(Div);}</text:p>
            <text:p text:style-name="P11"><text:s text:c="2"/>String_to_PC("\r\n");</text:p>
            <text:p text:style-name="P11"><text:s text:c="3"/>SW_reset;</text:p>
            <text:p text:style-name="P11"><text:s text:c="2"/>return 1; }</text:p>
            <text:p text:style-name="P11"/>
            <text:p text:style-name="P11"><text:s text:c="2"/>long divide(long A, long B, long *Div, long *mod, int no_decimal_places)</text:p>
            <text:p text:style-name="P11"><text:s text:c="2"/>{*Div = A/B;</text:p>
            <text:p text:style-name="P11"><text:s text:c="2"/>mod = A%B;</text:p>
            <text:p text:style-name="P11"><text:s text:c="2"/>no_decimal_places -= 1;</text:p>
            <text:p text:style-name="P11"><text:s text:c="2"/>return no_decimal_places; }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7:26:14.642000000</meta:creation-date>
    <meta:generator>LibreOffice/6.2.8.2$Windows_X86_64 LibreOffice_project/f82ddfca21ebc1e222a662a32b25c0c9d20169ee</meta:generator>
    <dc:date>2022-02-26T20:38:47.465000000</dc:date>
    <meta:editing-duration>PT2H53M12S</meta:editing-duration>
    <meta:editing-cycles>17</meta:editing-cycles>
    <meta:document-statistic meta:table-count="2" meta:image-count="0" meta:object-count="0" meta:page-count="2" meta:paragraph-count="137" meta:word-count="454" meta:character-count="3719" meta:non-whitespace-character-count="2892"/>
  </office:meta>
</office:document-meta>
</file>